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verter.runTests( String fname , String dest , String comp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stConverter.runTest( Node testcase , Node tes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TestConverter.setBaseDi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verter.setFailOnly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verter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Converter.makeResultExten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verter.setOutputFormat( String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verter.compareFiles( File f1 , File f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verter.Tes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verter.runTestCase( Node tc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Converter.setDebug( boolean debu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verter.locateResult( Node testcase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